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erif"/>
    <style:font-face style:name="Linux Libertine" svg:font-family="'Linux Libertine', Georgia, Times, serif"/>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beed0" officeooo:paragraph-rsid="001beed0"/>
    </style:style>
    <style:style style:name="P2" style:family="paragraph" style:parent-style-name="Standard">
      <style:text-properties officeooo:rsid="001beed0" officeooo:paragraph-rsid="001daa03"/>
    </style:style>
    <style:style style:name="P3" style:family="paragraph" style:parent-style-name="Standard">
      <style:text-properties officeooo:rsid="001beed0" officeooo:paragraph-rsid="001eb21a"/>
    </style:style>
    <style:style style:name="P4" style:family="paragraph" style:parent-style-name="Standard">
      <style:text-properties fo:font-size="15pt" officeooo:rsid="001beed0" officeooo:paragraph-rsid="001daa03" style:font-size-asian="15pt" style:font-size-complex="15pt"/>
    </style:style>
    <style:style style:name="P5" style:family="paragraph" style:parent-style-name="Standard">
      <style:text-properties fo:font-size="15pt" officeooo:rsid="001beed0" officeooo:paragraph-rsid="001eb21a" style:font-size-asian="15pt" style:font-size-complex="15pt"/>
    </style:style>
    <style:style style:name="P6" style:family="paragraph" style:parent-style-name="Standard">
      <style:text-properties fo:font-size="15pt" fo:font-weight="bold" officeooo:rsid="001beed0" officeooo:paragraph-rsid="001beed0" style:font-size-asian="15pt" style:font-weight-asian="bold" style:font-size-complex="15pt" style:font-weight-complex="bold"/>
    </style:style>
    <style:style style:name="P7" style:family="paragraph" style:parent-style-name="Standard">
      <style:text-properties fo:font-size="15pt" fo:font-weight="bold" officeooo:rsid="001beed0" officeooo:paragraph-rsid="001eb21a" style:font-size-asian="15pt" style:font-weight-asian="bold" style:font-size-complex="15pt" style:font-weight-complex="bold"/>
    </style:style>
    <style:style style:name="P8" style:family="paragraph" style:parent-style-name="Standard">
      <style:text-properties fo:font-variant="normal" fo:text-transform="none" fo:color="#1c1e21" style:font-name="Georgia" fo:font-size="12.75pt" fo:letter-spacing="normal" fo:font-style="normal" fo:font-weight="normal" officeooo:rsid="001beed0" officeooo:paragraph-rsid="001eb21a"/>
    </style:style>
    <style:style style:name="P9" style:family="paragraph" style:parent-style-name="Standard">
      <style:paragraph-properties fo:margin-left="0in" fo:margin-right="0in" fo:line-height="100%" fo:orphans="2" fo:widows="2" fo:text-indent="0in" style:auto-text-indent="false"/>
    </style:style>
    <style:style style:name="P10" style:family="paragraph" style:parent-style-name="Text_20_body">
      <style:text-properties officeooo:rsid="001beed0" officeooo:paragraph-rsid="001beed0"/>
    </style:style>
    <style:style style:name="P11" style:family="paragraph" style:parent-style-name="Text_20_body">
      <style:text-properties fo:font-size="15pt" officeooo:rsid="001beed0" officeooo:paragraph-rsid="001daa03" style:font-size-asian="15pt" style:font-size-complex="15pt"/>
    </style:style>
    <style:style style:name="P12" style:family="paragraph" style:parent-style-name="Text_20_body">
      <style:paragraph-properties fo:margin-left="0in" fo:margin-right="0in" fo:line-height="100%" fo:orphans="2" fo:widows="2" fo:text-indent="0in" style:auto-text-indent="false"/>
    </style:style>
    <style:style style:name="P13" style:family="paragraph" style:parent-style-name="Text_20_body">
      <style:paragraph-properties fo:margin-left="0in" fo:margin-right="0in" fo:orphans="2" fo:widows="2" fo:text-indent="0in" style:auto-text-indent="false"/>
      <style:text-properties fo:font-variant="normal" fo:text-transform="none" fo:color="#222222" style:font-name="sans-serif" fo:font-size="10.5pt" fo:letter-spacing="normal" fo:font-style="normal" fo:font-weight="normal"/>
    </style:style>
    <style:style style:name="P14" style:family="paragraph" style:parent-style-name="Text_20_body">
      <style:paragraph-properties fo:margin-left="0in" fo:margin-right="0in" fo:line-height="100%" fo:orphans="2" fo:widows="2" fo:text-indent="0in" style:auto-text-indent="false"/>
      <style:text-properties fo:font-size="15pt" officeooo:rsid="001beed0" officeooo:paragraph-rsid="001beed0" style:font-size-asian="15pt" style:font-size-complex="15pt"/>
    </style:style>
    <style:style style:name="P15" style:family="paragraph" style:parent-style-name="Heading_20_1">
      <style:text-properties fo:font-variant="normal" fo:text-transform="none" fo:color="#000000" style:font-name="Linux Libertine" fo:font-size="15pt" fo:letter-spacing="normal" fo:language="en" fo:country="US" fo:font-style="normal" fo:font-weight="bold" officeooo:rsid="001beed0" officeooo:paragraph-rsid="001eb21a" style:font-size-asian="15pt" style:font-weight-asian="bold" style:font-size-complex="15pt" style:font-weight-complex="bold"/>
    </style:style>
    <style:style style:name="T1" style:family="text">
      <style:text-properties fo:color="#222222" style:font-name="sans-serif"/>
    </style:style>
    <style:style style:name="T2" style:family="text">
      <style:text-properties fo:color="#222222" style:font-name="sans-serif" fo:font-size="10.5pt"/>
    </style:style>
    <style:style style:name="T3" style:family="text">
      <style:text-properties fo:font-variant="normal" fo:text-transform="none" fo:color="#222222" style:font-name="sans-serif" fo:font-size="10.5pt" fo:letter-spacing="normal" fo:font-style="normal" fo:font-weight="bold"/>
    </style:style>
    <style:style style:name="T4" style:family="text">
      <style:text-properties fo:font-variant="normal" fo:text-transform="none" fo:color="#222222" style:font-name="sans-serif" fo:font-size="10.5pt" fo:letter-spacing="normal" fo:font-style="normal" fo:font-weight="normal"/>
    </style:style>
    <style:style style:name="T5" style:family="text">
      <style:text-properties fo:font-variant="normal" fo:text-transform="none" fo:color="#222222" style:font-name="sans-serif" fo:font-size="10.5pt" fo:letter-spacing="normal" fo:font-style="normal" fo:font-weight="normal" style:font-name-complex="sans-serif" style:font-size-complex="10.5pt" style:rfc-language-tag-complex="sd-Arab-PK" style:language-complex="sd" style:script-complex="Arab" style:country-complex="PK" style:font-style-complex="normal" style:font-weight-complex="bold"/>
    </style:style>
    <style:style style:name="T6" style:family="text">
      <style:text-properties fo:font-variant="normal" fo:text-transform="none" fo:color="#222222" style:font-name="sans-serif" fo:font-size="10.5pt" fo:letter-spacing="normal" fo:font-style="italic" fo:font-weight="normal"/>
    </style:style>
    <style:style style:name="T7" style:family="text">
      <style:text-properties fo:font-variant="normal" fo:text-transform="none" fo:color="#222222" style:font-name="sans-serif" fo:letter-spacing="normal" fo:font-style="normal"/>
    </style:style>
    <style:style style:name="T8" style:family="text">
      <style:text-properties fo:font-variant="normal" fo:text-transform="none" fo:color="#222222" style:font-name="sans-serif" fo:letter-spacing="normal" fo:font-style="normal" fo:font-weight="bold"/>
    </style:style>
    <style:style style:name="T9" style:family="text">
      <style:text-properties fo:font-variant="normal" fo:text-transform="none" fo:color="#222222" style:font-name="sans-serif" fo:letter-spacing="normal" fo:font-style="normal" fo:font-weight="normal"/>
    </style:style>
    <style:style style:name="T10" style:family="text">
      <style:text-properties fo:font-variant="normal" fo:text-transform="none" fo:color="#222222" fo:letter-spacing="normal"/>
    </style:style>
    <style:style style:name="T11"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2"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3"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style:style>
    <style:style style:name="T14" style:family="text">
      <style:text-properties fo:font-variant="normal" fo:text-transform="none" fo:color="#0b0080" style:font-name="sans-serif" fo:font-size="8.25pt" fo:letter-spacing="normal" fo:font-style="normal" style:text-underline-style="solid" style:text-underline-width="auto" style:text-underline-color="font-color"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3"/></text:p>
      <text:p text:style-name="P14"><text:span text:style-name="T8">National Bank of Pakistan</text:span></text:p>
      <text:p text:style-name="P12"><text:span text:style-name="T3">National Bank of Pakistan (NBP)</text:span><text:span text:style-name="T4"> is a Pakistani government-owned </text:span><text:a xlink:type="simple" xlink:href="https://en.wikipedia.org/wiki/Commercial_bank" text:style-name="Internet_20_link" text:visited-style-name="Visited_20_Internet_20_Link"><text:span text:style-name="T11">commercial bank</text:span></text:a><text:span text:style-name="T4"> which is a subsidiary of </text:span><text:a xlink:type="simple" xlink:href="https://en.wikipedia.org/wiki/State_Bank_of_Pakistan" text:style-name="Internet_20_link" text:visited-style-name="Visited_20_Internet_20_Link"><text:span text:style-name="T11">State Bank of Pakistan</text:span></text:a><text:span text:style-name="T4">. It is headquartered in </text:span><text:a xlink:type="simple" xlink:href="https://en.wikipedia.org/wiki/Karachi" text:style-name="Internet_20_link" text:visited-style-name="Visited_20_Internet_20_Link"><text:span text:style-name="T11">Karachi</text:span></text:a><text:span text:style-name="T4">, Pakistan. As of March 2017, it has 1,450 </text:span><text:a xlink:type="simple" xlink:href="https://en.wikipedia.org/wiki/Branch_(banking)" text:style-name="Internet_20_link" text:visited-style-name="Visited_20_Internet_20_Link"><text:span text:style-name="T11">branches</text:span></text:a><text:span text:style-name="T4"> across Pakistan with assets of approximately </text:span><text:a xlink:type="simple" xlink:href="https://en.wikipedia.org/wiki/USD" text:style-name="Internet_20_link" text:visited-style-name="Visited_20_Internet_20_Link"><text:span text:style-name="T11">USD</text:span></text:a><text:span text:style-name="T4"> 17.2 billion.</text:span></text:p>
      <text:p text:style-name="P13">The bank provides both commercial and public sector banking services. It is a lead player in the debt-equity market, corporate investment banking, retail and consumer banking, agricultural financing, treasury services.</text:p>
      <text:p text:style-name="Standard"/>
      <text:p text:style-name="P6">BANK AL BARAKA</text:p>
      <text:p text:style-name="P9"><text:span text:style-name="T3">Al Baraka (Pakistan) Limited (ABPL)</text:span><text:span text:style-name="T10"> </text:span><text:span text:style-name="T4">came into being as a result of the first merger in the Islamic Banking sector of Pakistan.</text:span><text:bookmark text:name="cite_ref-2"/><text:a xlink:type="simple" xlink:href="https://en.wikipedia.org/wiki/Al_Baraka_Bank#cite_note-2" text:style-name="Internet_20_link" text:visited-style-name="Visited_20_Internet_20_Link"><text:span text:style-name="T13">[2]</text:span></text:a><text:span text:style-name="T10"> </text:span><text:span text:style-name="T4">The merger took place between the branch operations of Al Baraka Islamic Bank (AIB) Bahrain, Al Baraka Islamic Bank Pakistan (AIBP) and Emirates Global Islamic Bank (Pakistan), and thus from 1 November 2010, the operations of the merged entity began.</text:span><text:bookmark text:name="cite_ref-3"/><text:a xlink:type="simple" xlink:href="https://en.wikipedia.org/wiki/Al_Baraka_Bank#cite_note-3" text:style-name="Internet_20_link" text:visited-style-name="Visited_20_Internet_20_Link"><text:span text:style-name="T13">[3]</text:span></text:a><text:span text:style-name="T10"> </text:span><text:span text:style-name="T4">The second merger took place in 2016 with </text:span><text:a xlink:type="simple" xlink:href="https://en.wikipedia.org/wiki/Burj_Bank" text:style-name="Internet_20_link" text:visited-style-name="Visited_20_Internet_20_Link"><text:span text:style-name="T12">Burj Bank</text:span></text:a><text:span text:style-name="T10"> </text:span><text:span text:style-name="T4">Ltd.</text:span><text:bookmark text:name="cite_ref-4"/><text:a xlink:type="simple" xlink:href="https://en.wikipedia.org/wiki/Al_Baraka_Bank#cite_note-4" text:style-name="Internet_20_link" text:visited-style-name="Visited_20_Internet_20_Link"><text:span text:style-name="T13">[4]</text:span></text:a><text:span text:style-name="T10"> </text:span><text:span text:style-name="T4">As of Sept 2016, the Bank has a national presence in Pakistan with a network of 191 branches in more than 97 cities across the country.</text:span><text:bookmark text:name="cite_ref-5"/><text:a xlink:type="simple" xlink:href="https://en.wikipedia.org/wiki/Al_Baraka_Bank#cite_note-5" text:style-name="Internet_20_link" text:visited-style-name="Visited_20_Internet_20_Link"><text:span text:style-name="T13">[5]</text:span></text:a></text:p>
      <text:p text:style-name="Standard"/>
      <text:p text:style-name="Standard"/>
      <text:p text:style-name="P6"><text:span text:style-name="T7">Jahangir Siddiqui Bank</text:span></text:p>
      <text:p text:style-name="Standard"/>
      <text:p text:style-name="P1"><text:span text:style-name="T3">Jahangir Siddiqui Bank</text:span><text:span text:style-name="T10"> </text:span><text:span text:style-name="T4">or </text:span><text:span text:style-name="T3">JS Bank</text:span><text:span text:style-name="T10"> </text:span><text:span text:style-name="T4">is based in </text:span><text:a xlink:type="simple" xlink:href="https://en.wikipedia.org/wiki/Karachi" text:style-name="Internet_20_link" text:visited-style-name="Visited_20_Internet_20_Link"><text:span text:style-name="T12">Karachi</text:span></text:a><text:span text:style-name="T4">, </text:span><text:a xlink:type="simple" xlink:href="https://en.wikipedia.org/wiki/Sindh" text:style-name="Internet_20_link" text:visited-style-name="Visited_20_Internet_20_Link"><text:span text:style-name="T12">Sindh</text:span></text:a><text:span text:style-name="T4">, </text:span><text:a xlink:type="simple" xlink:href="https://en.wikipedia.org/wiki/Pakistan" text:style-name="Internet_20_link" text:visited-style-name="Visited_20_Internet_20_Link"><text:span text:style-name="T12">Pakistan</text:span></text:a><text:span text:style-name="T4">. JS Bank is a prominent, majority-owned subsidiary of </text:span><text:a xlink:type="simple" xlink:href="https://en.wikipedia.org/wiki/Jahangir_Siddiqui_%26_Co." text:style-name="Internet_20_link" text:visited-style-name="Visited_20_Internet_20_Link"><text:span text:style-name="T12">Jahangir Siddiqui Group</text:span></text:a><text:span text:style-name="T4">, with total revenue of around 562 million as of December 2018. JS Bank Limited currently owns 345 branches in 172 cities</text:span><text:bookmark text:name="cite_ref-branches_1-0"/><text:a xlink:type="simple" xlink:href="https://en.wikipedia.org/wiki/JS_Bank#cite_note-branches-1" text:style-name="Internet_20_link" text:visited-style-name="Visited_20_Internet_20_Link"><text:span text:style-name="T13">[1]</text:span></text:a><text:span text:style-name="T10"> </text:span><text:span text:style-name="T4">across the country as well as an International branch in Manama, Bahrain. It was established in 2007 as a result of the merger of two mega corporates (Jahangir Siddiqui Investment Bank Limited and American Express Bank Limited - Pakistan operations.</text:span></text:p>
      <text:p text:style-name="P1"><text:span text:style-name="T4"/></text:p>
      <text:p text:style-name="P1"><text:span text:style-name="T4"/></text:p>
      <text:p text:style-name="P11"><text:span text:style-name="T8">Faysal Bank Limited</text:span></text:p>
      <text:p text:style-name="P10"><text:span text:style-name="T4">The </text:span><text:span text:style-name="T3">Faysal Bank Limited</text:span><text:span text:style-name="T4"> is a Pakistani Islamic and commercial bank which is a subsidiary of Bahraini bank </text:span><text:a xlink:type="simple" xlink:href="https://en.wikipedia.org/wiki/Ithmaar_Bank" text:style-name="Internet_20_link" text:visited-style-name="Visited_20_Internet_20_Link"><text:span text:style-name="T11">Ithmaar Bank</text:span></text:a><text:span text:style-name="T4">. It is based in </text:span><text:a xlink:type="simple" xlink:href="https://en.wikipedia.org/wiki/Karachi" text:style-name="Internet_20_link" text:visited-style-name="Visited_20_Internet_20_Link"><text:span text:style-name="T11">Karachi</text:span></text:a><text:span text:style-name="T4">, </text:span><text:a xlink:type="simple" xlink:href="https://en.wikipedia.org/wiki/Sindh" text:style-name="Internet_20_link" text:visited-style-name="Visited_20_Internet_20_Link"><text:span text:style-name="T11">Sindh</text:span></text:a><text:span text:style-name="T4">, </text:span><text:a xlink:type="simple" xlink:href="https://en.wikipedia.org/wiki/Pakistan" text:style-name="Internet_20_link" text:visited-style-name="Visited_20_Internet_20_Link"><text:span text:style-name="T11">Pakistan</text:span></text:a><text:span text:style-name="T4">.</text:span><text:bookmark text:name="cite_ref-about_3-0"/><text:a xlink:type="simple" xlink:href="https://en.wikipedia.org/wiki/Faysal_Bank#cite_note-about-3" text:style-name="Internet_20_link" text:visited-style-name="Visited_20_Internet_20_Link"><text:span text:style-name="T13">[3]</text:span></text:a><text:span text:style-name="T4"> which was incorporated in Pakistan on October 3, 1994 as a public limited company under the Companies Ordinance, 1984.</text:span></text:p>
      <text:p text:style-name="P13">It is a publicly listed universal bank engaged in commercial, retail, corporate and islamic banking activities and based on a number of metrics i.e. branch network, asset base, deposit size etc. is positioned as one of the top-ten banks in Pakistan.</text:p>
      <text:p text:style-name="P1"><text:span text:style-name="T4"/></text:p>
      <text:p text:style-name="P2"><text:span text:style-name="T4"/></text:p>
      <text:p text:style-name="P1"><text:span text:style-name="T4"/></text:p>
      <text:p text:style-name="P4"><text:span text:style-name="T8">Summit Bank</text:span></text:p>
      <text:p text:style-name="P1"><text:span text:style-name="T4"/></text:p>
      <text:p text:style-name="P1"><text:span text:style-name="T3">Summit Bank</text:span><text:span text:style-name="T4"> is a Pakistani </text:span><text:a xlink:type="simple" xlink:href="https://en.wikipedia.org/wiki/Retail_bank" text:style-name="Internet_20_link" text:visited-style-name="Visited_20_Internet_20_Link"><text:span text:style-name="T12">retail bank</text:span></text:a><text:span text:style-name="T4"> which is a subsidiary of Mauritius investment company, Suroor Investment.</text:span><text:bookmark text:name="cite_ref-auto_1-0"/><text:a xlink:type="simple" xlink:href="https://en.wikipedia.org/wiki/Summit_Bank#cite_note-auto-1" text:style-name="Internet_20_link" text:visited-style-name="Visited_20_Internet_20_Link"><text:span text:style-name="T13">[1]</text:span></text:a><text:span text:style-name="T4"> It is based in </text:span><text:a xlink:type="simple" xlink:href="https://en.wikipedia.org/wiki/Karachi" text:style-name="Internet_20_link" text:visited-style-name="Visited_20_Internet_20_Link"><text:span text:style-name="T12">Karachi</text:span></text:a><text:span text:style-name="T4">, </text:span><text:a xlink:type="simple" xlink:href="https://en.wikipedia.org/wiki/Pakistan" text:style-name="Internet_20_link" text:visited-style-name="Visited_20_Internet_20_Link"><text:span text:style-name="T12">Pakistan</text:span></text:a><text:span text:style-name="T4">. It has a branch network of 193 across Pakistan.</text:span><text:bookmark text:name="cite_ref-Bloomberg_2-0"/><text:a xlink:type="simple" xlink:href="https://en.wikipedia.org/wiki/Summit_Bank#cite_note-Bloomberg-2" text:style-name="Internet_20_link" text:visited-style-name="Visited_20_Internet_20_Link">[2]</text:a><text:bookmark text:name="cite_ref-31"/><text:a xlink:type="simple" xlink:href="https://en.wikipedia.org/wiki/Summit_Bank#cite_note-3" text:style-name="Internet_20_link" text:visited-style-name="Visited_20_Internet_20_Link">[3]</text:a></text:p>
      <text:p text:style-name="P1"><text:span text:style-name="T4"/></text:p>
      <text:p text:style-name="P5"><text:soft-page-break/><text:span text:style-name="T8">The Institute of Business Management</text:span><text:span text:style-name="T9"> (</text:span><text:span text:style-name="T8">IoBM</text:span><text:span text:style-name="T9">)</text:span></text:p>
      <text:p text:style-name="P3"><text:span text:style-name="T4"/></text:p>
      <text:p text:style-name="P3"><text:span text:style-name="T3">The Institute of Business Management</text:span><text:span text:style-name="T4"> (</text:span><text:span text:style-name="T3">IoBM</text:span><text:span text:style-name="T4">) <text:s/>also known as "CBM" is a private university and business school in </text:span><text:a xlink:type="simple" xlink:href="https://en.wikipedia.org/wiki/Karachi" text:style-name="Internet_20_link" text:visited-style-name="Visited_20_Internet_20_Link"><text:span text:style-name="T12">Karachi</text:span></text:a><text:span text:style-name="T4">, </text:span><text:a xlink:type="simple" xlink:href="https://en.wikipedia.org/wiki/Pakistan" text:style-name="Internet_20_link" text:visited-style-name="Visited_20_Internet_20_Link"><text:span text:style-name="T12">Pakistan</text:span></text:a><text:span text:style-name="T4">. IoBM is composed of four colleges, the College of Business Management (CBM), the College of Economics and Social Development (CESD), the College of Computer Science and Information Systems (CCSIS) and the College of Engineering Sciences (CES).</text:span></text:p>
      <text:p text:style-name="P3"><text:span text:style-name="T4"/></text:p>
      <text:p text:style-name="P3"><text:span text:style-name="T4"/></text:p>
      <text:p text:style-name="P7"><text:span text:style-name="T7">Gradsy Institute of Business &amp; Technology</text:span></text:p>
      <text:p text:style-name="P8"><text:span text:style-name="T2">GRADSY IS AFFILIATED WITH FEDERAL UNIVERSITY OF PAKISTAN &amp; INSTITUTE OF CHARTERED ACCOUNTANTS OF PAKISTAN (ICAP)</text:span></text:p>
      <text:h text:style-name="P15" text:outline-level="1"><text:bookmark text:name="firstHeading"/><text:span text:style-name="T1">Sindh Industrial and Trading</text:span></text:h>
      <text:p text:style-name="P3"><text:span text:style-name="T4"/></text:p>
      <text:p text:style-name="P3"><text:span text:style-name="T4">In order to promote industrialization and create attractive conditions for industrialists, Government of Sindh established </text:span><text:span text:style-name="T6">Sindh Industrial Trading Estates</text:span><text:span text:style-name="T4">, in the year 1947. The object was to establish planned industrial areas where industrialists, in the future, could have all their required and needed facilities such as land, road, railway, water supply, electricity, gas, telephone, godowns (warehouses), sanitation, drainage, residential areas for workers and other necessary public amenities. These facilities were designed to create an industrial environment congenial for intending future industrialists.</text:span><text:bookmark text:name="cite_ref-BR_2-0"/><text:a xlink:type="simple" xlink:href="https://en.wikipedia.org/wiki/Sindh_Industrial_and_Trading_Estate#cite_note-BR-2" text:style-name="Internet_20_link" text:visited-style-name="Visited_20_Internet_20_Link"><text:span text:style-name="T14">[</text:span></text:a></text:p>
      <text:p text:style-name="P3"><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erif"/>
    <style:font-face style:name="Linux Libertine" svg:font-family="'Linux Libertine', Georgia, Times, serif"/>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30T04:52:29.615583247</meta:creation-date>
    <dc:date>2019-12-30T05:28:26.385931445</dc:date>
    <meta:editing-duration>PT15M3S</meta:editing-duration>
    <meta:editing-cycles>4</meta:editing-cycles>
    <meta:generator>LibreOffice/6.0.7.3$Linux_X86_64 LibreOffice_project/00m0$Build-3</meta:generator>
    <meta:document-statistic meta:table-count="0" meta:image-count="0" meta:object-count="0" meta:page-count="2" meta:paragraph-count="18" meta:word-count="559" meta:character-count="3633" meta:non-whitespace-character-count="3091"/>
  </office:meta>
</office:document-meta>
</file>